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22-03-22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21-03-1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20-03-1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9-03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8-03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7-03-21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6-03-1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5-03-1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4-06-18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4-03-05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3-12-10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3-09-10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3-06-2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3-03-12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2-12-05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2-09-19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2-06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2-03-1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1-12-07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1-09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1-06-15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1-03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0-12-08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0-09-0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10-03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0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746113554701</text:p>
          </table:table-cell>
          <table:table-cell office:value-type="string" calcext:value-type="string">
            <text:p>200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